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36" calcext:value-type="float">
            <text:p>836</text:p>
          </table:table-cell>
          <table:table-cell table:style-name="ce7" table:formula="of:=COUNTIF([.B7:.B999];&quot;X&quot;)" office:value-type="float" office:value="712" calcext:value-type="float">
            <text:p>712</text:p>
          </table:table-cell>
          <table:table-cell table:style-name="ce7" table:formula="of:=COUNTIF([.C7:.C999];&quot;X&quot;)" office:value-type="float" office:value="16" calcext:value-type="float">
            <text:p>16</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6" calcext:value-type="float">
            <text:p>96</text:p>
          </table:table-cell>
          <table:table-cell table:style-name="ce25" table:formula="of:=SUM([.B2:.F2])" office:value-type="float" office:value="890" calcext:value-type="float">
            <text:p>89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3" table:number-rows-repeated="11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27">00/00/0000</text:date>, <text:time style:data-style-name="N2" text:time-value="21:47:18.52082520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27T21:48:18.545696353</dc:date>
    <meta:editing-duration>PT23H21M35S</meta:editing-duration>
    <meta:editing-cycles>827</meta:editing-cycles>
    <meta:document-statistic meta:table-count="1" meta:cell-count="5033" meta:object-count="0"/>
  </office:meta>
</office:document-meta>
</file>